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6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right"/>
    </style:style>
    <style:style style:name="P5" style:family="paragraph">
      <style:paragraph-properties fo:line-height="100.00%" fo:text-align="right" fo:margin-left="247.80pt" fo:text-indent="0.00pt"/>
    </style:style>
    <style:style style:name="P6" style:family="paragraph">
      <style:paragraph-properties fo:line-height="100.00%" fo:text-align="right" fo:margin-left="212.65pt" fo:text-indent="0.00pt"/>
    </style:style>
    <style:style style:name="P7" style:family="paragraph">
      <style:paragraph-properties fo:line-height="100.00%" fo:text-align="right" fo:margin-left="141.60pt" fo:text-indent="0.00pt"/>
    </style:style>
    <style:style style:name="P8" style:family="paragraph">
      <style:paragraph-properties fo:line-height="100.00%" fo:text-align="center" fo:margin-left="212.40pt" fo:text-indent="35.40pt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center" fo:margin-left="212.40pt" fo:text-indent="35.40pt"/>
    </style:style>
    <style:style style:name="P11" style:family="paragraph">
      <style:paragraph-properties fo:line-height="100.00%" fo:text-align="justify" fo:margin-left="14.20pt" fo:text-indent="-14.20pt"/>
    </style:style>
    <style:style style:name="P12" style:family="paragraph">
      <style:paragraph-properties fo:line-height="100.00%" fo:text-align="righ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justify"/>
    </style:style>
    <style:style style:name="P16" style:family="paragraph">
      <style:paragraph-properties fo:line-height="100.00%" fo:text-align="center"/>
    </style:style>
    <style:style style:name="P17" style:family="paragraph">
      <style:paragraph-properties fo:line-height="100.00%" fo:text-align="justify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00.00%" fo:text-align="justify"/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00.00%" fo:text-align="justify"/>
    </style:style>
    <style:style style:name="P23" style:family="paragraph">
      <style:paragraph-properties fo:line-height="100.00%" fo:text-align="center"/>
    </style:style>
    <style:style style:name="P24" style:family="paragraph">
      <style:paragraph-properties fo:line-height="100.00%" fo:text-align="left"/>
    </style:style>
    <text:list-style style:name="L2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36.00pt" fo:text-indent="0.00pt"/>
    </style:style>
    <text:list-style style:name="L2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36.00pt" fo:text-indent="0.00pt"/>
    </style:style>
    <text:list-style style:name="L2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36.00pt" fo:text-indent="0.00pt"/>
    </style:style>
    <text:list-style style:name="L3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center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justify"/>
    </style:style>
    <style:style style:name="P38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<text:tab/><text:tab/><text:tab/><text:tab/><text:tab/><text:tab/><text:tab/><text:tab/><text:tab/></text:span></text:p>
      <text:p text:style-name="P2"><text:span text:style-name="T3">Szko</text:span><text:span text:style-name="T4">ła Gł</text:span><text:span text:style-name="T5">ówna Gospodarstwa Wiejskiego</text:span></text:p>
      <text:p text:style-name="P2"><text:span text:style-name="T6">w Warszawie</text:span></text:p>
      <text:p text:style-name="P2"><text:span text:style-name="T6">Wydzia</text:span><text:span text:style-name="T7">ł Zastosowań Informatyki i Matematyki</text:span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9">Pawe</text:span><text:span text:style-name="T10">ł Kowaluk</text:span></text:p>
      <text:p text:style-name="P2"><text:span text:style-name="T11">178715</text:span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3">Gra komputerowa</text:span><text:span text:style-name="T14"><text:s/></text:span><text:span text:style-name="T15">symuluj</text:span><text:span text:style-name="T16">ąca skok ze spadochronem z wykorzystaniem silnika Unreal Engine 4 i języka programowania C++</text:span></text:p>
      <text:p text:style-name="P2"><text:span text:style-name="T17"/></text:p>
      <text:p text:style-name="P2"><text:span text:style-name="T18">Computer game simulating skydiving using Unreal Engine 4</text:span></text:p>
      <text:p text:style-name="P2"><text:span text:style-name="T18">and the     programming language C ++</text:span></text:p>
      <text:p text:style-name="P2"><text:span text:style-name="T19"/></text:p>
      <text:p text:style-name="P2"><text:span text:style-name="T19"/></text:p>
      <text:p text:style-name="P2"><text:span text:style-name="T20">Praca dyplomowa in</text:span><text:span text:style-name="T21">żynierska</text:span></text:p>
      <text:p text:style-name="P2"><text:span text:style-name="T22">na kierunku informatyka</text:span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3"><text:span text:style-name="T23"/></text:p>
      <text:p text:style-name="P4"><text:span text:style-name="T23"/></text:p>
      <text:p text:style-name="P5"><text:span text:style-name="T24">Praca wykonana pod kierunkiem</text:span></text:p>
      <text:p text:style-name="P6"><text:span text:style-name="T24"><text:s/>dr Andrzeja Zembrzuskiego</text:span></text:p>
      <text:p text:style-name="P7"><text:span text:style-name="T24">Katedra Informatyki</text:span></text:p>
      <text:p text:style-name="P8"><text:span text:style-name="T25"/></text:p>
      <text:p text:style-name="P8"><text:span text:style-name="T25"/></text:p>
      <text:p text:style-name="P8"><text:span text:style-name="T25"/></text:p>
      <text:p text:style-name="P9"><text:span text:style-name="T26">Warszawa,<text:s text:c="2"/>2019 rok</text:span></text:p>
      <text:p text:style-name="P10"><text:span text:style-name="T27"/></text:p>
      <text:p text:style-name="P10"><text:span text:style-name="T27"/></text:p>
      <text:p text:style-name="P11"><text:span text:style-name="T27"/></text:p>
      <text:p text:style-name="P12"><text:span text:style-name="T28"><text:tab/><text:tab/><text:tab/><text:tab/><text:tab/><text:tab/><text:tab/><text:tab/></text:span></text:p>
      <text:p text:style-name="P13"><text:span text:style-name="T29"/></text:p>
      <text:p text:style-name="P13"><text:span text:style-name="T29"/></text:p>
      <text:p text:style-name="P14"><text:span text:style-name="T30">O</text:span><text:span text:style-name="T31">świadczenie promotora pracy</text:span></text:p>
      <text:p text:style-name="P15"><text:span text:style-name="T32"/></text:p>
      <text:p text:style-name="P15"><text:span text:style-name="T33">O</text:span><text:span text:style-name="T34">świadczam, że niniejsza praca została przygotowana pod moim kierunkiem <text:line-break/>i stwierdzam, że spełnia warunki do przedstawienia tej pracy w postępowaniu <text:line-break/>o nadanie tytułu zawodowego.</text:span></text:p>
      <text:p text:style-name="P15"><text:span text:style-name="T35"/></text:p>
      <text:p text:style-name="P15"><text:span text:style-name="T35"/></text:p>
      <text:p text:style-name="P15"><text:span text:style-name="T36">Data ....................................<text:tab/><text:tab/>Podpis promotora pracy ...................................................</text:span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6"><text:span text:style-name="T38">O</text:span><text:span text:style-name="T39">świadczenie autora pracy</text:span></text:p>
      <text:p text:style-name="P17"><text:span text:style-name="T40"/></text:p>
      <text:p text:style-name="P17"><text:span text:style-name="T41">Świadom odpowiedzialności prawnej, w tym odpowiedzialności karnej za złożenie fałszywego oświadczenia, oświadczam, że niniejsza praca dyplomowa została napisana przeze mnie samodzielnie i nie zawiera treści uzyskanych w spos</text:span><text:span text:style-name="T42">ób niezgodny z obowi</text:span><text:span text:style-name="T43">ązującymi przepisami prawa, w szczeg</text:span><text:span text:style-name="T44">ólno</text:span><text:span text:style-name="T45">ści ustawą z dnia 4 lutego 1994 r. o prawie autorskim i prawach pokrewnych (Dz. U. Nr 90 poz. 631 z p</text:span><text:span text:style-name="T46">ó</text:span><text:span text:style-name="T47">źn. zm.)</text:span></text:p>
      <text:p text:style-name="P17"><text:span text:style-name="T48"/></text:p>
      <text:p text:style-name="P17"><text:span text:style-name="T49">O</text:span><text:span text:style-name="T50">świadczam, że przedstawiona praca nie była wcześniej podstawą żadnej procedury związanej z nadaniem dyplomu lub uzyskaniem tytułu zawodowego.</text:span></text:p>
      <text:p text:style-name="P17"><text:span text:style-name="T51"/></text:p>
      <text:p text:style-name="P17"><text:span text:style-name="T52">O</text:span><text:span text:style-name="T53">świadczam, że niniejsza wersja pracy jest identyczna z załączoną wersją elektroniczną.</text:span></text:p>
      <text:p text:style-name="P17"><text:span text:style-name="T54">Przyjmuj</text:span><text:span text:style-name="T55">ę do wiadomości, że praca dyplomowa poddana zostanie procedurze antyplagiatowej.</text:span></text:p>
      <text:p text:style-name="P18"><text:span text:style-name="T56"/></text:p>
      <text:p text:style-name="P18"><text:span text:style-name="T56"/></text:p>
      <text:p text:style-name="P18"><text:span text:style-name="T56"/></text:p>
      <text:p text:style-name="P18"><text:span text:style-name="T57">Data .....................................<text:tab/><text:tab/><text:tab/>Podpis autora pracy .............................................</text:span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9"><text:span text:style-name="T59">Streszczenie</text:span></text:p>
      <text:p text:style-name="P20"><text:span text:style-name="T60"/></text:p>
      <text:p text:style-name="P20"><text:span text:style-name="T61">Gra komputerowa</text:span><text:span text:style-name="T62"><text:s/></text:span><text:span text:style-name="T63">symuluj</text:span><text:span text:style-name="T64">ąca skok ze spadochronem z wykorzystaniem silnika Unreal Engine 4 i języka programowania C++</text:span></text:p>
      <text:p text:style-name="P20"><text:span text:style-name="T65"/></text:p>
      <text:p text:style-name="P20"><text:span text:style-name="T66">W niniejszej pracy zosta</text:span><text:span text:style-name="T67">ła przedstawiona symulacja skoku ze spadochronem, wykorzystująca silnik Unreal Engine 4 oraz język programowania C++. Zachowane w grze prawa fizyki świata rzeczywistego pozwalają na opisanie przybliżonego ruchu, wykonywanego przez skoczka. Napisana przeze mnie gra umożliwia Graczowi (skoczkowi) uzyskiwanie coraz wyższej ilości punkt</text:span><text:span text:style-name="T68">ów, dzi</text:span><text:span text:style-name="T69">ęki pokonywaniu coraz większej ilości przeszk</text:span><text:span text:style-name="T70">ód.</text:span></text:p>
      <text:p text:style-name="P20"><text:span text:style-name="T71"/></text:p>
      <text:p text:style-name="P20"><text:span text:style-name="T71"/></text:p>
      <text:p text:style-name="P20"><text:span text:style-name="T71"/></text:p>
      <text:p text:style-name="P20"><text:span text:style-name="T71"/></text:p>
      <text:p text:style-name="P20"><text:span text:style-name="T72">S</text:span><text:span text:style-name="T73">łowa kluczowe: symulacja, gra komputerowa, Unreal Engine 4, programowanie, prawa fizyki, skok ze spadochronem</text:span></text:p>
      <text:p text:style-name="P20"><text:span text:style-name="T74"/></text:p>
      <text:p text:style-name="P20"><text:span text:style-name="T74"/></text:p>
      <text:p text:style-name="P20"><text:span text:style-name="T74"/></text:p>
      <text:p text:style-name="P20"><text:span text:style-name="T74"/></text:p>
      <text:p text:style-name="P20"><text:span text:style-name="T74"/></text:p>
      <text:p text:style-name="P20"><text:span text:style-name="T74"/></text:p>
      <text:p text:style-name="P20"><text:span text:style-name="T74"/></text:p>
      <text:p text:style-name="P20"><text:span text:style-name="T74"/></text:p>
      <text:p text:style-name="P20"><text:span text:style-name="T74"/></text:p>
      <text:p text:style-name="P20"><text:span text:style-name="T74"/></text:p>
      <text:p text:style-name="P21"><text:span text:style-name="T75">Summary</text:span></text:p>
      <text:p text:style-name="P22"><text:span text:style-name="T76"/></text:p>
      <text:p text:style-name="P22"><text:span text:style-name="T77">Computer game simulating skydiving using Unreal Engine 4 and the programming language C ++</text:span></text:p>
      <text:p text:style-name="P22"><text:span text:style-name="T78"/></text:p>
      <text:p text:style-name="P22"><text:span text:style-name="T79">In this work, a parachute jump simulation was presented, using the Unreal Engine 4 engine and the C ++ programming language. The laws of real world physics preserved in the game allow to describe the approximate movement performed by the jumper. The game I wrote allows the player (jumper) to gain more and more points by overcoming more and more obstacles.</text:span></text:p>
      <text:p text:style-name="P22"><text:span text:style-name="T80"/></text:p>
      <text:p text:style-name="P22"><text:span text:style-name="T80"/></text:p>
      <text:p text:style-name="P22"><text:span text:style-name="T80"/></text:p>
      <text:p text:style-name="P22"><text:span text:style-name="T80"/></text:p>
      <text:p text:style-name="P22"><text:span text:style-name="T81">Keywords: simulation, computer game, Unreal Engine 4, programming, laws of physics, skydiving</text:span></text:p>
      <text:p text:style-name="P23"><text:span text:style-name="T82">Spis</text:span><text:span text:style-name="T83"><text:s/></text:span><text:span text:style-name="T84">tre</text:span><text:span text:style-name="T85">ści</text:span><text:span text:style-name="T86">:</text:span></text:p>
      <text:p text:style-name="P23"><text:span text:style-name="T87"/></text:p>
      <text:p text:style-name="P23"><text:span text:style-name="T87"/></text:p>
      <text:p text:style-name="P24"><text:span text:style-name="T87"/></text:p>
      <text:list text:style-name="L25">
        <text:list-item>
          <text:p text:style-name="P25"><text:span text:style-name="T88">Wst</text:span><text:span text:style-name="T89">ęp</text:span></text:p>
        </text:list-item>
        <text:list-item>
          <text:p text:style-name="P25"><text:span text:style-name="T90">Rozdzia</text:span><text:span text:style-name="T91">ł I. Wiadomości wprowadzające z zakresu fizyki.</text:span></text:p>
        </text:list-item>
      </text:list>
      <text:p text:style-name="P26"><text:span text:style-name="T92">2.1. Zagadnienie grawitacji.</text:span></text:p>
      <text:p text:style-name="P26"><text:span text:style-name="T92">2.2. Zagadnienie si</text:span><text:span text:style-name="T93">ły oporu.</text:span></text:p>
      <text:p text:style-name="P26"><text:span text:style-name="T94">2.3. Zagadnienie si</text:span><text:span text:style-name="T95">ły nośnej.</text:span></text:p>
      <text:list text:style-name="L27">
        <text:list-item>
          <text:p text:style-name="P27"><text:span text:style-name="T96">Rozdzia</text:span><text:span text:style-name="T97">ł II. Wiadomości wprowadzające z zakresu informatyki.</text:span></text:p>
        </text:list-item>
      </text:list>
      <text:p text:style-name="P28"><text:span text:style-name="T98">3.1. Unreal Engine 4</text:span></text:p>
      <text:p text:style-name="P28"><text:span text:style-name="T98">3.2. c++</text:span></text:p>
      <text:p text:style-name="P28"><text:span text:style-name="T98">3.3. Implementacja</text:span></text:p>
      <text:list text:style-name="L29">
        <text:list-item>
          <text:p text:style-name="P29"><text:span text:style-name="T98">Rozdzia</text:span><text:span text:style-name="T99">ł III. Opis symulacji skoku spadochronowego.</text:span></text:p>
        </text:list-item>
      </text:list>
      <text:p text:style-name="P30"><text:span text:style-name="T100">4.1. bhfh</text:span></text:p>
      <text:p text:style-name="P30"><text:span text:style-name="T100">4.2. fgfg</text:span></text:p>
      <text:list text:style-name="L31">
        <text:list-item>
          <text:p text:style-name="P31"><text:span text:style-name="T100">Podsumowanie</text:span></text:p>
        </text:list-item>
        <text:list-item>
          <text:p text:style-name="P31"><text:span text:style-name="T100">Bibliografia</text:span></text:p>
        </text:list-item>
      </text:list>
      <text:p text:style-name="P32"><text:span text:style-name="T101"/></text:p>
      <text:p text:style-name="P33"><text:span text:style-name="T102">Wst</text:span><text:span text:style-name="T103">ęp:</text:span></text:p>
      <text:p text:style-name="P34"><text:span text:style-name="T104"/></text:p>
      <text:p text:style-name="P34"><text:span text:style-name="T104"/></text:p>
      <text:p text:style-name="P35"><text:span text:style-name="T105"><text:tab/>Prawa fizyki rzeczywistego<text:s/></text:span><text:span text:style-name="T106">świata pozwalają na opisanie przybliżonego ruchu, wykonywanego przez każdego człowieka. W niniejszej pracy inżynierskiej przedstawiona zostanie symulacja skoku ze spadochronem, a mianowicie ruch wykonywany przez skoczka w chwili …………. Do opisu tego ruchu zostaną użyte zagadnienia fizyczne takie jak: grawitacja, siła oporu i siła nośna. Aby zaimplementować ten ruch wykorzystany zostanie silnik Unreal Engine 4 oraz język programowania C++.</text:span></text:p>
      <text:p text:style-name="P35"><text:span text:style-name="T107"/></text:p>
      <text:p text:style-name="P35"><text:span text:style-name="T108">Napisana przeze mnie gra umo</text:span><text:span text:style-name="T109">żliwia Graczowi (skoczkowi) uzyskiwanie coraz wyższej ilości punkt</text:span><text:span text:style-name="T110">ów, dzi</text:span><text:span text:style-name="T111">ęki pokonywaniu coraz większej ilości przeszk</text:span><text:span text:style-name="T112">ód.</text:span></text:p>
      <text:p text:style-name="P35"><text:span text:style-name="T113"/></text:p>
      <text:p text:style-name="P35"><text:a xlink:href="https://adventure.howstuffworks.com/skydiving1.htm"><text:span text:style-name="T114">https://adventure.howstuffworks.com/skydiving1.htm</text:span></text:a><text:span text:style-name="T115"/></text:p>
      <text:p text:style-name="P35"><text:a xlink:href="https://adventure.howstuffworks.com/skydiving6.htm"><text:span text:style-name="T116">https://adventure.howstuffworks.com/skydiving6.htm</text:span></text:a><text:span text:style-name="T117"/></text:p>
      <text:p text:style-name="P35"><text:a xlink:href="http://diverdriver.com/dehavilland-twin-otter/"><text:span text:style-name="T118">http://diverdriver.com/dehavilland-twin-otter/</text:span></text:a><text:span text:style-name="T119"/></text:p>
      <text:p text:style-name="P35"><text:a xlink:href="http://www.dropzone.com/forum/Skydiving_C1/General_Skydiving_Discussions_F18/Newbie_Question,_Plane_Speeds_P2042536/"><text:span text:style-name="T120">http://www.dropzone.com/forum/Skydiving_C1/General_Skydiving_Discussions_F18/Newbie_Question,_Plane_Speeds_P2042536/</text:span></text:a><text:span text:style-name="T121"/></text:p>
      <text:p text:style-name="P35"><text:a xlink:href="https://www.unitjuggler.com/convert-speed-from-ms-to-kt.html?val=45"><text:span text:style-name="T122">https://www.unitjuggler.com/convert-speed-from-ms-to-kt.html?val=45</text:span></text:a><text:span text:style-name="T123"/></text:p>
      <text:p text:style-name="P35"><text:a xlink:href="https://pl.wikipedia.org/wiki/Si%C5%82a_no%C5%9Bna"><text:span text:style-name="T124">https://pl.wikipedia.org/wiki/Si%C5%82a_no%C5%9Bna</text:span></text:a><text:span text:style-name="T125"/></text:p>
      <text:p text:style-name="P35"><text:a xlink:href="https://www.grc.nasa.gov/www/k-12/airplane/ldrat.html"><text:span text:style-name="T126">https://www.grc.nasa.gov/www/k-12/airplane/ldrat.html</text:span></text:a><text:span text:style-name="T127"/></text:p>
      <text:p text:style-name="P35"><text:a xlink:href="https://www.grc.nasa.gov/www/k-12/airplane/lifteq.html"><text:span text:style-name="T128">https://www.grc.nasa.gov/www/k-12/airplane/lifteq.html</text:span></text:a><text:span text:style-name="T129"/></text:p>
      <text:p text:style-name="P35"><text:a xlink:href="https://pdfs.semanticscholar.org/e956/0e12923567efef9e37bead23b9e85bfe0ca3.pdf"><text:span text:style-name="T130">https://pdfs.semanticscholar.org/e956/0e12923567efef9e37bead23b9e85bfe0ca3.pdf</text:span></text:a><text:span text:style-name="T131"/></text:p>
      <text:p text:style-name="P35"><text:a xlink:href="https://pastebin.com/wp33zacP"><text:span text:style-name="T132">https://pastebin.com/wp33zacP</text:span></text:a><text:span text:style-name="T133"/></text:p>
      <text:p text:style-name="P36"><text:a xlink:href="https://en.wikipedia.org/wiki/Free_fall"><text:span text:style-name="T134">https://en.wikipedia.org/wiki/Free_fall</text:span></text:a><text:span text:style-name="T135"/></text:p>
      <text:p text:style-name="P36"><text:a xlink:href="https://pl.wikipedia.org/wiki/Przyspieszenie_ziemskie"><text:span text:style-name="T136">https://pl.wikipedia.org/wiki/Przyspieszenie_ziemskie</text:span></text:a><text:span text:style-name="T137"/></text:p>
      <text:p text:style-name="P36"><text:a xlink:href="https://en.wikipedia.org/wiki/Drag_(physics)"><text:span text:style-name="T138">https://en.wikipedia.org/wiki/Drag_(physics)</text:span></text:a><text:span text:style-name="T139"/></text:p>
      <text:p text:style-name="P36"><text:a xlink:href="https://en.wikipedia.org/wiki/Lift_(force)"><text:span text:style-name="T140">https://en.wikipedia.org/wiki/Lift_(force)</text:span></text:a><text:span text:style-name="T141"/></text:p>
      <text:p text:style-name="P36"><text:a xlink:href="https://en.wikipedia.org/wiki/Lift-induced_drag"><text:span text:style-name="T142">https://en.wikipedia.org/wiki/Lift-induced_drag</text:span></text:a><text:span text:style-name="T143"/></text:p>
      <text:p text:style-name="P36"><text:a xlink:href="https://en.wikipedia.org/wiki/Drag_coefficient"><text:span text:style-name="T144">https://en.wikipedia.org/wiki/Drag_coefficient</text:span></text:a><text:span text:style-name="T145"/></text:p>
      <text:p text:style-name="P36"><text:a xlink:href="https://en.wikipedia.org/wiki/Density_of_air"><text:span text:style-name="T146">https://en.wikipedia.org/wiki/Density_of_air</text:span></text:a><text:span text:style-name="T147"/></text:p>
      <text:p text:style-name="P36"><text:a xlink:href="http://www.sggw.pl/image/data/SGGW/bss/z_34_z_01-06-2016_prace_dyplomowe_SGGW_wytyczne.pdf"><text:span text:style-name="T148">http://www.sggw.pl/image/data/SGGW/bss/z_34_z_01-06-2016_prace_dyplomowe_SGGW_wytyczne.pdf</text:span></text:a><text:span text:style-name="T149"/></text:p>
      <text:p text:style-name="P36"><text:a xlink:href="http://www.sggw.pl/image/data/SGGW/bss/z_34_z_01-06-2016_prace_dyplomowe_SGGW_wytyczne_z1.pdf"><text:span text:style-name="T150">http://www.sggw.pl/image/data/SGGW/bss/z_34_z_01-06-2016_prace_dyplomowe_SGGW_wytyczne_z1.pdf</text:span></text:a><text:span text:style-name="T151"/></text:p>
      <text:p text:style-name="P36"><text:a xlink:href="https://www.youtube.com/watch?v=3L8rnCvXEkI"><text:span text:style-name="T152">https://www.youtube.com/watch?v=3L8rnCvXEkI</text:span></text:a><text:span text:style-name="T153"/></text:p>
      <text:p text:style-name="P36"><text:a xlink:href="https://en.wikipedia.org/wiki/Gravity_of_Earth"><text:span text:style-name="T154">https://en.wikipedia.org/wiki/Gravity_of_Earth</text:span></text:a><text:span text:style-name="T155"/></text:p>
      <text:p text:style-name="P36"><text:a xlink:href="https://en.wikipedia.org/wiki/Gravitational_constant"><text:span text:style-name="T156">https://en.wikipedia.org/wiki/Gravitational_constant</text:span></text:a><text:span text:style-name="T157"/></text:p>
      <text:p text:style-name="P36"><text:a xlink:href="https://en.wikipedia.org/wiki/Earth_radius"><text:span text:style-name="T158">https://en.wikipedia.org/wiki/Earth_radius</text:span></text:a><text:span text:style-name="T159"/></text:p>
      <text:p text:style-name="P36"><text:a xlink:href="https://en.wikipedia.org/wiki/Earth"><text:span text:style-name="T160">https://en.wikipedia.org/wiki/Earth</text:span></text:a><text:span text:style-name="T161"/></text:p>
      <text:p text:style-name="P36"><text:a xlink:href="https://en.wikipedia.org/wiki/Latitude"><text:span text:style-name="T162">https://en.wikipedia.org/wiki/Latitude</text:span></text:a><text:span text:style-name="T163"/></text:p>
      <text:p text:style-name="P36"><text:a xlink:href="https://en.wikipedia.org/wiki/Density_of_air"><text:span text:style-name="T164">https://en.wikipedia.org/wiki/Density_of_air</text:span></text:a><text:span text:style-name="T165"/></text:p>
      <text:p text:style-name="P36"><text:a xlink:href="https://en.wikipedia.org/wiki/Angle_of_attack"><text:span text:style-name="T166">https://en.wikipedia.org/wiki/Angle_of_attack</text:span></text:a><text:span text:style-name="T167"/></text:p>
      <text:p text:style-name="P36"><text:a xlink:href="https://en.wikipedia.org/wiki/Projected_area"><text:span text:style-name="T168">https://en.wikipedia.org/wiki/Projected_area</text:span></text:a><text:span text:style-name="T169"/></text:p>
      <text:p text:style-name="P36"><text:a xlink:href="https://www.deviantart.com/millenniumman001/art/Superhero-Male-Character-Model-Sheet-Mannequin-598071477"><text:span text:style-name="T170">https://www.deviantart.com/millenniumman001/art/Superhero-Male-Character-Model-Sheet-Mannequin-598071477</text:span></text:a><text:span text:style-name="T171"/></text:p>
      <text:p text:style-name="P36"><text:a xlink:href="http://wfp.asp.krakow.pl/ergonomia2/pliki/10_dane-antropometryczne_mezczyzni-pl.pdf"><text:span text:style-name="T172">http://wfp.asp.krakow.pl/ergonomia2/pliki/10_dane-antropometryczne_mezczyzni-pl.pdf</text:span></text:a><text:span text:style-name="T173"/></text:p>
      <text:p text:style-name="P36"><text:a xlink:href="https://upload.wikimedia.org/wikipedia/commons/0/03/De_Havilland_Canada_UV-18A_TWIN_OTTER.png"><text:span text:style-name="T174">https://upload.wikimedia.org/wikipedia/commons/0/03/De_Havilland_Canada_UV-18A_TWIN_OTTER.png</text:span></text:a><text:span text:style-name="T175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6"><text:span text:style-name="T176"/></text:p>
      <text:p text:style-name="P37"><text:span text:style-name="T177">Wyra</text:span><text:span text:style-name="T178">żam zgodę na udostępnienie mojej pracy w czytelniach Biblioteki SGGW <text:line-break/>w tym w Archiwum Prac Dyplomowych SGGW.</text:span></text:p>
      <text:p text:style-name="P38"><text:span text:style-name="T179"/></text:p>
      <text:p text:style-name="P38"><text:span text:style-name="T179"/></text:p>
      <text:p text:style-name="P38"><text:span text:style-name="T179"/></text:p>
      <text:p text:style-name="P38"><text:span text:style-name="T179"/></text:p>
      <text:p text:style-name="P38"><text:span text:style-name="T180"><text:tab/><text:tab/><text:tab/><text:tab/><text:tab/><text:tab/><text:tab/>.................................................................</text:span></text:p>
      <text:p text:style-name="P38"><text:span text:style-name="T180"><text:tab/><text:tab/><text:tab/><text:tab/><text:tab/><text:tab/><text:tab/><text:tab/></text:span><text:span text:style-name="T181">(czytelny podpis autora pracy)</text:span></text:p>
      <text:p text:style-name="P38"><text:span text:style-name="T18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